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42%"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svg:stroke-color="#158466" draw:fill-color="#168253" draw:opacity="50%" draw:textarea-horizontal-align="justify" draw:textarea-vertical-align="middle" draw:auto-grow-height="false" fo:min-height="1.726cm" fo:min-width="1.476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P1" style:family="paragraph">
      <loext:graphic-properties draw:opacity="42%"/>
      <style:paragraph-properties fo:text-align="center"/>
    </style:style>
    <style:style style:name="P2" style:family="paragraph">
      <loext:graphic-properties draw:fill-color="#168253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6.334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94cm" svg:height="2.794cm" svg:x="8.366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69cm" svg:height="0.424cm" svg:x="6.789cm" svg:y="18.9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1.039cm" svg:height="0.424cm" svg:x="9.636cm" svg:y="18.9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1.696cm" svg:height="0.424cm" svg:x="7.94cm" svg:y="21.4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4" draw:layer="layout" svg:x1="8.747cm" svg:y1="21.32cm" svg:x2="8.747cm" svg:y2="19.288cm">
          <text:p/>
        </draw:line>
        <draw:line draw:style-name="gr4" draw:text-style-name="P4" draw:layer="layout" svg:x1="8.239cm" svg:y1="17.002cm" svg:x2="7.604cm" svg:y2="18.526cm">
          <text:p/>
        </draw:line>
        <draw:line draw:style-name="gr4" draw:text-style-name="P4" draw:layer="layout" svg:x1="9.128cm" svg:y1="17.002cm" svg:x2="9.89cm" svg:y2="18.526cm">
          <text:p/>
        </draw:line>
        <draw:frame draw:style-name="gr3" draw:text-style-name="P3" draw:layer="layout" svg:width="5.939cm" svg:height="0.424cm" svg:x="5.699cm" svg:y="16.19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30T20:36:18.472819148</dc:date>
    <meta:editing-duration>PT2H48M5S</meta:editing-duration>
    <meta:editing-cycles>62</meta:editing-cycles>
    <meta:generator>LibreOffice/6.4.7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 B )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intersection B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row>
          <mo fence="true" stretchy="false">(</mo>
          <mrow>
            <mi>B</mi>
          </mrow>
          <mo fence="true" stretchy="false">)</mo>
        </mrow>
        <mo stretchy="false">−</mo>
        <mi>P</mi>
      </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union B) = P( A ) + P( B ) - P( A intersection B )</annotation>
  </semantics>
</math>
</file>